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3bf2a" officeooo:paragraph-rsid="0003bf2a" style:font-size-asian="10pt" style:font-size-complex="10pt"/>
    </style:style>
    <style:style style:name="P2" style:family="paragraph" style:parent-style-name="Standard">
      <style:text-properties fo:font-size="10pt" fo:font-weight="bold" officeooo:rsid="0005ae58" officeooo:paragraph-rsid="0005ae58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20pt" officeooo:rsid="0003bf2a" officeooo:paragraph-rsid="0003bf2a" style:font-size-asian="20pt" style:font-size-complex="20pt"/>
    </style:style>
    <style:style style:name="P4" style:family="paragraph" style:parent-style-name="Standard">
      <style:text-properties fo:font-size="15pt" officeooo:rsid="0003bf2a" officeooo:paragraph-rsid="0003bf2a" style:font-size-asian="15pt" style:font-size-complex="15pt"/>
    </style:style>
    <style:style style:name="P5" style:family="paragraph" style:parent-style-name="Standard">
      <style:text-properties fo:font-size="12pt" fo:font-weight="normal" officeooo:rsid="0003bf2a" officeooo:paragraph-rsid="0003bf2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officeooo:paragraph-rsid="0003bf2a" style:font-size-asian="12pt" style:font-size-complex="12pt"/>
    </style:style>
    <style:style style:name="P7" style:family="paragraph" style:parent-style-name="Standard">
      <style:text-properties fo:font-size="12pt" officeooo:rsid="0012e87b" officeooo:paragraph-rsid="0012e87b" style:font-size-asian="12pt" style:font-size-complex="12pt"/>
    </style:style>
    <style:style style:name="P8" style:family="paragraph" style:parent-style-name="Standard">
      <style:text-properties fo:font-size="14pt" fo:font-weight="bold" officeooo:rsid="0003bf2a" officeooo:paragraph-rsid="0003bf2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5ae58" officeooo:paragraph-rsid="0005ae5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5pt" officeooo:rsid="0003bf2a" officeooo:paragraph-rsid="0003bf2a" style:font-size-asian="4.34999990463257pt" style:font-size-complex="5pt"/>
    </style:style>
    <style:style style:name="P11" style:family="paragraph" style:parent-style-name="Standard">
      <style:text-properties fo:font-size="5pt" fo:font-weight="normal" officeooo:rsid="000e410c" officeooo:paragraph-rsid="000e410c" style:font-size-asian="4.34999990463257pt" style:font-weight-asian="normal" style:font-size-complex="5pt" style:font-weight-complex="normal"/>
    </style:style>
    <style:style style:name="P12" style:family="paragraph" style:parent-style-name="Standard">
      <style:text-properties officeooo:paragraph-rsid="0003bf2a"/>
    </style:style>
    <style:style style:name="P13" style:family="paragraph" style:parent-style-name="Standard">
      <style:text-properties fo:font-size="13pt" fo:font-weight="bold" officeooo:rsid="0003bf2a" officeooo:paragraph-rsid="0003bf2a" style:font-size-asian="13pt" style:font-weight-asian="bold" style:font-size-complex="13pt" style:font-weight-complex="bold"/>
    </style:style>
    <style:style style:name="P14" style:family="paragraph" style:parent-style-name="Standard" style:list-style-name="L1">
      <style:text-properties fo:font-size="10pt" officeooo:paragraph-rsid="0003bf2a" style:font-size-asian="10pt" style:font-size-complex="10pt"/>
    </style:style>
    <style:style style:name="P15" style:family="paragraph" style:parent-style-name="Standard" style:list-style-name="L2">
      <style:text-properties fo:font-size="10pt" officeooo:rsid="0003bf2a" officeooo:paragraph-rsid="0003bf2a" style:font-size-asian="10pt" style:font-size-complex="10pt"/>
    </style:style>
    <style:style style:name="P16" style:family="paragraph" style:parent-style-name="Standard" style:list-style-name="L2">
      <style:text-properties fo:font-size="10pt" officeooo:paragraph-rsid="0003bf2a" style:font-size-asian="10pt" style:font-size-complex="10pt"/>
    </style:style>
    <style:style style:name="P17" style:family="paragraph" style:parent-style-name="Standard" style:list-style-name="L3">
      <style:text-properties fo:font-size="10pt" fo:font-weight="bold" officeooo:rsid="0007d1e2" officeooo:paragraph-rsid="0007d1e2" style:font-size-asian="10pt" style:font-weight-asian="bold" style:font-size-complex="10pt" style:font-weight-complex="bold"/>
    </style:style>
    <style:style style:name="P18" style:family="paragraph" style:parent-style-name="Standard" style:list-style-name="L3">
      <style:text-properties fo:font-size="10pt" fo:font-weight="bold" officeooo:rsid="0007d1e2" officeooo:paragraph-rsid="0008ddfc" style:font-size-asian="10pt" style:font-weight-asian="bold" style:font-size-complex="10pt" style:font-weight-complex="bold"/>
    </style:style>
    <style:style style:name="P19" style:family="paragraph" style:parent-style-name="Standard" style:list-style-name="L3">
      <style:text-properties fo:font-size="10pt" fo:font-weight="bold" officeooo:rsid="0007d1e2" officeooo:paragraph-rsid="000947c8" style:font-size-asian="10pt" style:font-weight-asian="bold" style:font-size-complex="10pt" style:font-weight-complex="bold"/>
    </style:style>
    <style:style style:name="P20" style:family="paragraph" style:parent-style-name="Standard" style:list-style-name="L3">
      <style:text-properties fo:font-size="10pt" fo:font-weight="bold" officeooo:rsid="000ad9a6" officeooo:paragraph-rsid="000ad9a6" style:font-size-asian="10pt" style:font-weight-asian="bold" style:font-size-complex="10pt" style:font-weight-complex="bold"/>
    </style:style>
    <style:style style:name="P21" style:family="paragraph" style:parent-style-name="Standard" style:list-style-name="L3">
      <style:text-properties fo:font-size="10pt" fo:font-weight="bold" officeooo:rsid="000947c8" officeooo:paragraph-rsid="000947c8" style:font-size-asian="10pt" style:font-weight-asian="bold" style:font-size-complex="10pt" style:font-weight-complex="bold"/>
    </style:style>
    <style:style style:name="P22" style:family="paragraph" style:parent-style-name="Standard" style:list-style-name="L3">
      <style:text-properties fo:font-size="10pt" fo:font-weight="bold" officeooo:rsid="000fa485" officeooo:paragraph-rsid="000fa485" style:font-size-asian="10pt" style:font-weight-asian="bold" style:font-size-complex="10pt" style:font-weight-complex="bold"/>
    </style:style>
    <style:style style:name="P23" style:family="paragraph" style:parent-style-name="Standard" style:list-style-name="L3">
      <style:text-properties fo:font-size="10pt" fo:font-weight="bold" officeooo:rsid="0008ddfc" officeooo:paragraph-rsid="0008ddfc" style:font-size-asian="10pt" style:font-weight-asian="bold" style:font-size-complex="10pt" style:font-weight-complex="bold"/>
    </style:style>
    <style:style style:name="P24" style:family="paragraph" style:parent-style-name="Standard" style:list-style-name="L3">
      <style:text-properties fo:font-size="10pt" fo:font-weight="normal" officeooo:rsid="000fa485" officeooo:paragraph-rsid="000fa485" style:font-size-asian="10pt" style:font-weight-asian="normal" style:font-size-complex="10pt" style:font-weight-complex="normal"/>
    </style:style>
    <style:style style:name="P25" style:family="paragraph" style:parent-style-name="Standard" style:list-style-name="L3">
      <style:text-properties fo:font-size="10pt" fo:font-weight="normal" officeooo:rsid="000ad9a6" officeooo:paragraph-rsid="000ad9a6" style:font-size-asian="10pt" style:font-weight-asian="normal" style:font-size-complex="10pt" style:font-weight-complex="normal"/>
    </style:style>
    <style:style style:name="P26" style:family="paragraph" style:parent-style-name="Standard" style:list-style-name="L3">
      <style:text-properties fo:font-size="5pt" fo:font-weight="normal" officeooo:rsid="000c4c86" officeooo:paragraph-rsid="000947c8" style:font-size-asian="4.34999990463257pt" style:font-weight-asian="normal" style:font-size-complex="5pt" style:font-weight-complex="normal"/>
    </style:style>
    <style:style style:name="P27" style:family="paragraph" style:parent-style-name="Standard" style:list-style-name="L3">
      <style:text-properties fo:font-size="5pt" fo:font-weight="normal" officeooo:rsid="0007d1e2" officeooo:paragraph-rsid="0007d1e2" style:font-size-asian="4.34999990463257pt" style:font-weight-asian="normal" style:font-size-complex="5pt" style:font-weight-complex="normal"/>
    </style:style>
    <style:style style:name="P28" style:family="paragraph" style:parent-style-name="Standard" style:list-style-name="L3">
      <style:text-properties fo:font-size="5pt" fo:font-weight="normal" officeooo:rsid="0008ddfc" officeooo:paragraph-rsid="0008ddfc" style:font-size-asian="4.34999990463257pt" style:font-weight-asian="normal" style:font-size-complex="5pt" style:font-weight-complex="normal"/>
    </style:style>
    <style:style style:name="P29" style:family="paragraph" style:parent-style-name="Standard" style:list-style-name="L4">
      <style:text-properties fo:font-size="5pt" fo:font-weight="normal" officeooo:rsid="000947c8" officeooo:paragraph-rsid="0005ae58" style:font-size-asian="4.34999990463257pt" style:font-weight-asian="normal" style:font-size-complex="5pt" style:font-weight-complex="normal"/>
    </style:style>
    <style:style style:name="P30" style:family="paragraph" style:parent-style-name="Standard" style:list-style-name="L4">
      <style:text-properties fo:font-size="5pt" fo:font-weight="normal" officeooo:rsid="00060f90" officeooo:paragraph-rsid="0005ae58" style:font-size-asian="4.34999990463257pt" style:font-weight-asian="normal" style:font-size-complex="5pt" style:font-weight-complex="normal"/>
    </style:style>
    <style:style style:name="P31" style:family="paragraph" style:parent-style-name="Standard" style:list-style-name="L4">
      <style:text-properties fo:font-size="12pt" fo:font-weight="bold" officeooo:rsid="0005ae58" officeooo:paragraph-rsid="0005ae58" style:font-size-asian="12pt" style:font-weight-asian="bold" style:font-size-complex="12pt" style:font-weight-complex="bold"/>
    </style:style>
    <style:style style:name="P32" style:family="paragraph" style:parent-style-name="Standard" style:list-style-name="L4">
      <style:text-properties fo:font-size="12pt" fo:font-weight="bold" officeooo:rsid="0008ddfc" officeooo:paragraph-rsid="0008ddfc" style:font-size-asian="12pt" style:font-weight-asian="bold" style:font-size-complex="12pt" style:font-weight-complex="bold"/>
    </style:style>
    <style:style style:name="P33" style:family="paragraph" style:parent-style-name="Standard" style:list-style-name="L5">
      <style:text-properties fo:font-size="12pt" officeooo:paragraph-rsid="000e410c" style:font-size-asian="12pt" style:font-size-complex="12pt"/>
    </style:style>
    <style:style style:name="P34" style:family="paragraph" style:parent-style-name="Standard" style:list-style-name="L5">
      <style:text-properties fo:font-size="12pt" officeooo:rsid="0014c875" officeooo:paragraph-rsid="0014c875" style:font-size-asian="12pt" style:font-size-complex="12pt"/>
    </style:style>
    <style:style style:name="P35" style:family="paragraph" style:parent-style-name="Standard" style:list-style-name="L5">
      <style:text-properties fo:font-size="12pt" fo:font-weight="normal" officeooo:rsid="000e410c" officeooo:paragraph-rsid="000e410c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0f90" style:font-weight-asian="normal" style:font-weight-complex="normal"/>
    </style:style>
    <style:style style:name="T3" style:family="text">
      <style:text-properties fo:font-weight="normal" officeooo:rsid="0008ddfc" style:font-weight-asian="normal" style:font-weight-complex="normal"/>
    </style:style>
    <style:style style:name="T4" style:family="text">
      <style:text-properties fo:font-weight="normal" officeooo:rsid="000947c8" style:font-weight-asian="normal" style:font-weight-complex="normal"/>
    </style:style>
    <style:style style:name="T5" style:family="text">
      <style:text-properties fo:font-weight="normal" officeooo:rsid="000a582e" style:font-weight-asian="normal" style:font-weight-complex="normal"/>
    </style:style>
    <style:style style:name="T6" style:family="text">
      <style:text-properties fo:font-weight="normal" officeooo:rsid="000ad9a6" style:font-weight-asian="normal" style:font-weight-complex="normal"/>
    </style:style>
    <style:style style:name="T7" style:family="text">
      <style:text-properties fo:font-weight="normal" officeooo:rsid="000bdd6a" style:font-weight-asian="normal" style:font-weight-complex="normal"/>
    </style:style>
    <style:style style:name="T8" style:family="text">
      <style:text-properties fo:font-weight="normal" officeooo:rsid="000c4c86" style:font-weight-asian="normal" style:font-weight-complex="normal"/>
    </style:style>
    <style:style style:name="T9" style:family="text">
      <style:text-properties fo:font-weight="normal" officeooo:rsid="000e410c" style:font-weight-asian="normal" style:font-weight-complex="normal"/>
    </style:style>
    <style:style style:name="T10" style:family="text">
      <style:text-properties fo:font-weight="normal" officeooo:rsid="000fa485" style:font-weight-asian="normal" style:font-weight-complex="normal"/>
    </style:style>
    <style:style style:name="T11" style:family="text">
      <style:text-properties fo:font-weight="normal" officeooo:rsid="0003bf2a" style:font-weight-asian="normal" style:font-weight-complex="normal"/>
    </style:style>
    <style:style style:name="T12" style:family="text">
      <style:text-properties fo:font-weight="normal" officeooo:rsid="0005ae58" style:font-weight-asian="normal" style:font-weight-complex="normal"/>
    </style:style>
    <style:style style:name="T13" style:family="text">
      <style:text-properties fo:font-weight="normal" officeooo:rsid="00190260" style:font-weight-asian="normal" style:font-weight-complex="normal"/>
    </style:style>
    <style:style style:name="T14" style:family="text">
      <style:text-properties fo:font-weight="normal" officeooo:rsid="001b7946" style:font-weight-asian="normal" style:font-weight-complex="normal"/>
    </style:style>
    <style:style style:name="T15" style:family="text">
      <style:text-properties officeooo:rsid="00060f90"/>
    </style:style>
    <style:style style:name="T16" style:family="text">
      <style:text-properties officeooo:rsid="000a582e"/>
    </style:style>
    <style:style style:name="T17" style:family="text">
      <style:text-properties officeooo:rsid="000c4c86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0c4c86" style:font-size-asian="12pt" style:font-size-complex="12pt"/>
    </style:style>
    <style:style style:name="T20" style:family="text">
      <style:text-properties fo:font-size="12pt" officeooo:rsid="0003bf2a" style:font-size-asian="12pt" style:font-size-complex="12pt"/>
    </style:style>
    <style:style style:name="T21" style:family="text">
      <style:text-properties fo:font-size="12pt" officeooo:rsid="0012e87b" style:font-size-asian="12pt" style:font-size-complex="12pt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0947c8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0a582e" style:font-size-asian="12pt" style:font-weight-asian="normal" style:font-size-complex="12pt" style:font-weight-complex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07d1e2" style:font-size-asian="14pt" style:font-size-complex="14pt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officeooo:rsid="001180fd"/>
    </style:style>
    <style:style style:name="T29" style:family="text">
      <style:text-properties officeooo:rsid="0012e87b"/>
    </style:style>
    <style:style style:name="T30" style:family="text">
      <style:text-properties officeooo:rsid="0012ef48"/>
    </style:style>
    <style:style style:name="T31" style:family="text">
      <style:text-properties officeooo:rsid="001865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on Baker</text:p>
      <text:p text:style-name="P4">Graphics <text:span text:style-name="T31">and GPGPU</text:span> Programmer</text:p>
      <text:p text:style-name="P1">740-591-5195 - Athens, OH 45701 – <text:a xlink:type="simple" xlink:href="mailto:jb239812@ohio.edu" text:style-name="Internet_20_link" text:visited-style-name="Visited_20_Internet_20_Link"><text:span text:style-name="T28">jb239812@ohio.edu</text:span></text:a><text:span text:style-name="T28"> </text:span></text:p>
      <text:p text:style-name="P1"/>
      <text:p text:style-name="P13">Objective</text:p>
      <text:p text:style-name="P12"><text:span text:style-name="T20">Looking to explore new challenges related to graphics programming, where I can apply my programming abilities and mathematical knowledge. </text:span><text:span text:style-name="T21">I am excited about the potential of modern GPUs </text:span>and <text:span text:style-name="T29">look forward to</text:span> explor<text:span text:style-name="T30">ing</text:span> applications.</text:p>
      <text:p text:style-name="P10"/>
      <text:p text:style-name="P8">Education</text:p>
      <text:p text:style-name="P5">Ohio University Class of 2020 (<text:span text:style-name="T16">G</text:span>raduated December 2019)</text:p>
      <text:list xml:id="list998915352" text:style-name="L1">
        <text:list-item>
          <text:p text:style-name="P14"><text:span text:style-name="T11">BSEE in Computer Engineering – <text:s/>Major GPA: 3.112 (4.0 </text:span><text:span text:style-name="T5">S</text:span><text:span text:style-name="T11">cale)</text:span></text:p>
        </text:list-item>
      </text:list>
      <text:p text:style-name="P10"/>
      <text:p text:style-name="P8">Work Experience</text:p>
      <text:p text:style-name="P6"><text:span text:style-name="T11">Ohio </text:span><text:span text:style-name="T12">University</text:span><text:span text:style-name="T11"> Stocker Center Computer Labs (2012-2</text:span><text:span text:style-name="T3">0</text:span><text:span text:style-name="T14">20</text:span><text:span text:style-name="T11">)</text:span></text:p>
      <text:list xml:id="list768298121" text:style-name="L2">
        <text:list-item>
          <text:p text:style-name="P15"><text:span text:style-name="T1">Installing, </text:span><text:span text:style-name="T5">I</text:span><text:span text:style-name="T1">maging and </text:span><text:span text:style-name="T5">M</text:span><text:span text:style-name="T1">aintaining of 100+ </text:span><text:span text:style-name="T5">C</text:span><text:span text:style-name="T1">omputers with </text:span><text:span text:style-name="T5">S</text:span><text:span text:style-name="T1">oftware for </text:span><text:span text:style-name="T5">E</text:span><text:span text:style-name="T1">ngineering </text:span><text:span text:style-name="T5">S</text:span><text:span text:style-name="T1">tudents</text:span></text:p>
        </text:list-item>
        <text:list-item>
          <text:p text:style-name="P15"><text:span text:style-name="T11">F</text:span><text:span text:style-name="T1">irst </text:span><text:span text:style-name="T5">L</text:span><text:span text:style-name="T1">ine </text:span><text:span text:style-name="T5">T</text:span><text:span text:style-name="T1">echnical </text:span><text:span text:style-name="T5">S</text:span><text:span text:style-name="T1">upport for </text:span><text:span text:style-name="T5">E</text:span><text:span text:style-name="T1">ngineering </text:span><text:span text:style-name="T5">C</text:span><text:span text:style-name="T1">omputer </text:span><text:span text:style-name="T5">L</text:span><text:span text:style-name="T1">abs</text:span></text:p>
        </text:list-item>
        <text:list-item>
          <text:p text:style-name="P16"><text:span text:style-name="T11">Worked 20-28 </text:span><text:span text:style-name="T5">H</text:span><text:span text:style-name="T11">ours </text:span><text:span text:style-name="T5">w</text:span><text:span text:style-name="T11">hile a </text:span><text:span text:style-name="T5">F</text:span><text:span text:style-name="T11">ull </text:span><text:span text:style-name="T5">T</text:span><text:span text:style-name="T11">ime </text:span><text:span text:style-name="T5">S</text:span><text:span text:style-name="T11">tudent</text:span></text:p>
        </text:list-item>
      </text:list>
      <text:p text:style-name="P10"/>
      <text:p text:style-name="P2"><text:span text:style-name="T26">Selected </text:span><text:span text:style-name="T25">Projects</text:span><text:span text:style-name="T27"> </text:span><text:span text:style-name="T22">– See </text:span><text:a xlink:type="simple" xlink:href="https://jbaker.graphics/writings/" text:style-name="Internet_20_link" text:visited-style-name="Visited_20_Internet_20_Link"><text:span text:style-name="T22">jbaker.graphics/writings</text:span></text:a><text:span text:style-name="T22"> for </text:span><text:span text:style-name="T23">M</text:span><text:span text:style-name="T22">ore </text:span><text:span text:style-name="T23">C</text:span><text:span text:style-name="T22">omplete </text:span><text:span text:style-name="T23">L</text:span><text:span text:style-name="T22">isting, as </text:span><text:span text:style-name="T23">w</text:span><text:span text:style-name="T22">ell as </text:span><text:span text:style-name="T23">D</text:span><text:span text:style-name="T22">etailed </text:span><text:span text:style-name="T23">Pr</text:span><text:span text:style-name="T22">oject </text:span><text:span text:style-name="T23">W</text:span><text:span text:style-name="T22">riteups.</text:span></text:p>
      <text:list xml:id="list1411113569" text:style-name="L3">
        <text:list-item>
          <text:p text:style-name="P17"><text:a xlink:type="simple" xlink:href="https://jbaker.graphics/writings/voraldo1_1.html" text:style-name="Internet_20_link" text:visited-style-name="Visited_20_Internet_20_Link"><text:span text:style-name="T18">Voraldo</text:span></text:a><text:span text:style-name="T22">: An Interactive Volume Editor</text:span></text:p>
          <text:list>
            <text:list-item>
              <text:p text:style-name="P20"><text:span text:style-name="T1">GUI Interaction to </text:span><text:span text:style-name="T7">Set Geometry Parameters and Issue Draw Calls</text:span></text:p>
            </text:list-item>
            <text:list-item>
              <text:p text:style-name="P17"><text:span text:style-name="T1">Heavy </text:span><text:span text:style-name="T5">U</text:span><text:span text:style-name="T1">se of OpenGL Compute Shaders for </text:span><text:span text:style-name="T4">M</text:span><text:span text:style-name="T1">odeling, </text:span><text:span text:style-name="T4">Volumetric L</text:span><text:span text:style-name="T1">ighting and </text:span><text:span text:style-name="T4">O</text:span><text:span text:style-name="T1">ther </text:span><text:span text:style-name="T4">O</text:span><text:span text:style-name="T1">perations</text:span></text:p>
            </text:list-item>
            <text:list-item>
              <text:p text:style-name="P21"><text:span text:style-name="T1">Per-Pixel Raycast Rendering </text:span><text:span text:style-name="T6">of Voxels</text:span><text:span text:style-name="T1"> with Alpha Blending </text:span><text:span text:style-name="T8">Written in GLSL</text:span></text:p>
              <text:p text:style-name="P26"/>
            </text:list-item>
          </text:list>
        </text:list-item>
        <text:list-item>
          <text:p text:style-name="P22"><text:a xlink:type="simple" xlink:href="https://jbaker.graphics/writings/physarum.html" text:style-name="Internet_20_link" text:visited-style-name="Visited_20_Internet_20_Link"><text:span text:style-name="T19">P</text:span></text:a><text:a xlink:type="simple" xlink:href="https://jbaker.graphics/writings/physarum.html" text:style-name="Internet_20_link" text:visited-style-name="Visited_20_Internet_20_Link"><text:span text:style-name="T18">hysarum Polycephalum Simulation</text:span></text:a><text:span text:style-name="T22">:</text:span></text:p>
          <text:list>
            <text:list-item>
              <text:p text:style-name="P24">Combination of Agent-Based and Continuum-Based Simulation to Model the Behavior of Physarum Polycephalum Slime Mold</text:p>
            </text:list-item>
            <text:list-item>
              <text:p text:style-name="P24">All Computation Takes Place on the GPU Using GLSL</text:p>
              <text:p text:style-name="P27"/>
            </text:list-item>
          </text:list>
        </text:list-item>
        <text:list-item>
          <text:p text:style-name="P18"><text:a xlink:type="simple" xlink:href="https://jbaker.graphics/writings/markov.html" text:style-name="Internet_20_link" text:visited-style-name="Visited_20_Internet_20_Link"><text:span text:style-name="T18">Markov Chains for Text Generation</text:span></text:a></text:p>
          <text:list>
            <text:list-item>
              <text:p text:style-name="P19"><text:span text:style-name="T4">Done </text:span><text:span text:style-name="T5">U</text:span><text:span text:style-name="T3">sing </text:span><text:span text:style-name="T5">O</text:span><text:span text:style-name="T4">nly </text:span><text:span text:style-name="T3">STL Containers</text:span><text:span text:style-name="T4"> </text:span></text:p>
            </text:list-item>
          </text:list>
          <text:p text:style-name="P28"/>
        </text:list-item>
        <text:list-item>
          <text:p text:style-name="P17"><text:a xlink:type="simple" xlink:href="https://jbaker.graphics/writings/softbody2.html" text:style-name="Internet_20_link" text:visited-style-name="Visited_20_Internet_20_Link"><text:span text:style-name="T18">SoftBodies</text:span></text:a><text:span text:style-name="T22">: Realtime </text:span><text:span text:style-name="T24">3D </text:span><text:span text:style-name="T22">Soft Body Physics</text:span></text:p>
          <text:list>
            <text:list-item>
              <text:p text:style-name="P23"><text:span text:style-name="T1">Multithreaded </text:span><text:span text:style-name="T5">S</text:span><text:span text:style-name="T4">imulation</text:span><text:span text:style-name="T1"> </text:span><text:span text:style-name="T5">U</text:span><text:span text:style-name="T1">pdate </text:span><text:span text:style-name="T5">U</text:span><text:span text:style-name="T1">sing C++</text:span></text:p>
            </text:list-item>
            <text:list-item>
              <text:p text:style-name="P25">GUI Set Up for Tuning Simulation Parameters</text:p>
            </text:list-item>
          </text:list>
        </text:list-item>
      </text:list>
      <text:p text:style-name="P10"/>
      <text:p text:style-name="P9">Programming Experience</text:p>
      <text:list xml:id="list469703339" text:style-name="L4">
        <text:list-item>
          <text:p text:style-name="P31">Languages<text:span text:style-name="T1">: Primarily work in C++ (about 5 years experience), I have had exposure to </text:span><text:span text:style-name="T2">C, </text:span><text:span text:style-name="T10">GLSL,</text:span><text:span text:style-name="T2"> </text:span><text:span text:style-name="T1">Python </text:span><text:span text:style-name="T9">3</text:span><text:span text:style-name="T1">, HTML</text:span><text:span text:style-name="T9">5</text:span><text:span text:style-name="T1">, Javascript, Processing, </text:span><text:span text:style-name="T6">Shadertoy</text:span><text:span text:style-name="T1">, </text:span><text:span text:style-name="T2">MATLAB, VHDL, Verilog </text:span><text:span text:style-name="T4">and assembly (MIPS, PIC)</text:span></text:p>
          <text:p text:style-name="P29"/>
        </text:list-item>
        <text:list-item>
          <text:p text:style-name="P31">Tools<text:span text:style-name="T1">: Experience with OpenGL 4</text:span><text:span text:style-name="T2">+, </text:span><text:span text:style-name="T5">I</text:span><text:span text:style-name="T1">ncluding Image Load/Store, Compute Shaders,</text:span><text:span text:style-name="T3"> SSBOs </text:span><text:span text:style-name="T5">and </text:span><text:span text:style-name="T10">GLSL</text:span><text:span text:style-name="T5"> Atomic Operations</text:span><text:span text:style-name="T1">, </text:span><text:span text:style-name="T2">SDL2 </text:span><text:span text:style-name="T13">C++ bindings</text:span><text:span text:style-name="T2">, </text:span><text:span text:style-name="T13">Renderdoc</text:span><text:span text:style-name="T2">, </text:span><text:span text:style-name="T4">8+ </text:span><text:span text:style-name="T5">Y</text:span><text:span text:style-name="T4">ears </text:span><text:span text:style-name="T5">U</text:span><text:span text:style-name="T4">sing Linux, </text:span><text:span text:style-name="T5">A</text:span><text:span text:style-name="T4">bout </text:span><text:span text:style-name="T2">1 </text:span><text:span text:style-name="T5">Y</text:span><text:span text:style-name="T2">ear </text:span><text:span text:style-name="T5">U</text:span><text:span text:style-name="T2">sing Vim, </text:span><text:span text:style-name="T5">Experience with Word Processing, Spreadsheet and Presentation Software</text:span></text:p>
          <text:p text:style-name="P30"/>
        </text:list-item>
        <text:list-item>
          <text:p text:style-name="P32"><text:span text:style-name="T15">M</text:span>ath<text:span text:style-name="T1">: Calculus, Probability &amp; Statistics, Linear Signals and Systems, Diff Eq, </text:span><text:span text:style-name="T5">Strong Intuition for 3D Vector Math</text:span></text:p>
        </text:list-item>
      </text:list>
      <text:p text:style-name="P10"/>
      <text:p text:style-name="P8">Awards <text:span text:style-name="T17">and Activites</text:span></text:p>
      <text:list xml:id="list2990608804" text:style-name="L5">
        <text:list-item>
          <text:p text:style-name="P33"><text:span text:style-name="T11">Eagle Scout Rank (</text:span><text:span text:style-name="T12">BSA Troop 71, </text:span><text:span text:style-name="T11">September 22, 2011) and </text:span><text:span text:style-name="T5">C</text:span><text:span text:style-name="T11">urrent NESA </text:span><text:span text:style-name="T5">M</text:span><text:span text:style-name="T11">ember</text:span></text:p>
        </text:list-item>
        <text:list-item>
          <text:p text:style-name="P34"><text:span text:style-name="T11">A</text:span><text:span text:style-name="T1">CM SIGGRAPH Member and Annual Conference Attendee</text:span></text:p>
        </text:list-item>
        <text:list-item>
          <text:p text:style-name="P35">Maintain a Personal Website using HTML5, CSS and Javascript</text:p>
        </text:list-item>
      </text:list>
      <text:p text:style-name="P11"/>
      <text:p text:style-name="P7">References available upon reques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8T15:19:33.006502496</meta:creation-date>
    <meta:print-date>2020-06-28T18:08:22.065154550</meta:print-date>
    <dc:date>2021-01-28T14:15:29.779720355</dc:date>
    <meta:editing-duration>PT1H8M48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40" meta:word-count="357" meta:character-count="2330" meta:non-whitespace-character-count="2029"/>
  </office:meta>
</office:document-meta>
</file>